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7cm"/>
    </style:style>
    <style:style style:name="co2" style:family="table-column">
      <style:table-column-properties fo:break-before="auto" style:column-width="5.306cm"/>
    </style:style>
    <style:style style:name="co3" style:family="table-column">
      <style:table-column-properties fo:break-before="auto" style:column-width="3.522cm"/>
    </style:style>
    <style:style style:name="co4" style:family="table-column">
      <style:table-column-properties fo:break-before="auto" style:column-width="3.69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01cm" fo:break-before="auto" style:use-optimal-row-height="false"/>
    </style:style>
    <style:style style:name="ro3" style:family="table-row">
      <style:table-row-properties style:row-height="2.081cm" fo:break-before="auto" style:use-optimal-row-height="false"/>
    </style:style>
    <style:style style:name="ro4" style:family="table-row">
      <style:table-row-properties style:row-height="1.65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3.272cm" fo:break-before="auto" style:use-optimal-row-height="true"/>
    </style:style>
    <style:style style:name="ro7" style:family="table-row">
      <style:table-row-properties style:row-height="2.06cm" fo:break-before="auto" style:use-optimal-row-height="true"/>
    </style:style>
    <style:style style:name="ro8" style:family="table-row">
      <style:table-row-properties style:row-height="3.676cm" fo:break-before="auto" style:use-optimal-row-height="true"/>
    </style:style>
    <style:style style:name="ro9" style:family="table-row">
      <style:table-row-properties style:row-height="4.888cm" fo:break-before="auto" style:use-optimal-row-height="true"/>
    </style:style>
    <style:style style:name="ro10" style:family="table-row">
      <style:table-row-properties style:row-height="1.252cm" fo:break-before="auto" style:use-optimal-row-height="true"/>
    </style:style>
    <style:style style:name="ro11" style:family="table-row">
      <style:table-row-properties style:row-height="4.484cm" fo:break-before="auto" style:use-optimal-row-height="true"/>
    </style:style>
    <style:style style:name="ro12" style:family="table-row">
      <style:table-row-properties style:row-height="2.86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style-name="ce1" office:value-type="string" calcext:value-type="string">
            <text:p>Client Alerts</text:p>
          </table:table-cell>
          <table:table-cell table:style-name="ce1" table:number-columns-repeated="2"/>
          <table:table-cell table:number-columns-repeated="3"/>
        </table:table-row>
        <table:table-row table:style-name="ro1">
          <table:table-cell table:style-name="ce1" table:number-columns-repeated="3"/>
          <table:table-cell table:number-columns-repeated="3"/>
        </table:table-row>
        <table:table-row table:style-name="ro1">
          <table:table-cell table:style-name="ce1" office:value-type="string" calcext:value-type="string">
            <text:p>Condition</text:p>
          </table:table-cell>
          <table:table-cell table:style-name="ce1" office:value-type="string" calcext:value-type="string">
            <text:p>Alert</text:p>
          </table:table-cell>
          <table:table-cell table:style-name="ce1" office:value-type="string" calcext:value-type="string">
            <text:p>C++ Implemented</text:p>
          </table:table-cell>
          <table:table-cell table:style-name="ce1" office:value-type="string" calcext:value-type="string">
            <text:p>Rust Implemented</text:p>
          </table:table-cell>
          <table:table-cell table:style-name="ce1" office:value-type="string" calcext:value-type="string">
            <text:p>C++ Tested</text:p>
          </table:table-cell>
          <table:table-cell table:style-name="ce1" office:value-type="string" calcext:value-type="string">
            <text:p>Rust tested</text:p>
          </table:table-cell>
        </table:table-row>
        <table:table-row table:style-name="ro1">
          <table:table-cell table:style-name="Default"/>
          <table:table-cell table:number-columns-repeated="5"/>
        </table:table-row>
        <table:table-row table:style-name="ro2">
          <table:table-cell table:style-name="ce2" office:value-type="string" calcext:value-type="string">
            <text:p>A client which receives a legacy_session_id_echo field that does not match what it sent in the ClientHello MUST abort the handshake with an "illegal_parameter" alert.</text:p>
          </table:table-cell>
          <table:table-cell office:value-type="string" calcext:value-type="string">
            <text:p>Illegal paramete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3">
          <table:table-cell table:style-name="ce2" office:value-type="string" calcext:value-type="string">
            <text:p>A client which receives a cipher suite that was not offered MUST abort the handshake with an "illegal_parameter" alert.</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Clients MUST abort the handshake with an "illegal_parameter" alert if the HelloRetryRequest would not result in any change in the ClientHello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a client receives a second HelloRetryRequest in the same connection (i.e., where the ClientHello was itself in response to a HelloRetryRequest), it MUST abort the handshake with an "unexpected_message" alert. </text:p>
          </table:table-cell>
          <table:table-cell office:value-type="string" calcext:value-type="string">
            <text:p>Unexpected Messag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Upon receiving the ServerHello , clients MUST check that the cipher suite supplied in the ServerHello is the same as that in the HelloRetryRequest and otherwise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The value of selected_version in the HelloRetryRequest "supported_versions" extension MUST be retained in the ServerHello , and a client MUST abort the handshake with an "illegal_parameter" alert if the value changes. </text:p>
          </table:table-cell>
          <table:table-cell office:value-type="string" calcext:value-type="string">
            <text:p>Illegal paramete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6">
          <table:table-cell office:value-type="string" calcext:value-type="string">
            <text:p>Implementations MUST NOT send extension responses if the remote endpoint did not send the corresponding extension requests, with the exception of the "cookie" extension in the HelloRetryRequest. Upon receiving such an extension, an endpoint MUST abort the handshake with an "unsupported_extension" alert. </text:p>
          </table:table-cell>
          <table:table-cell office:value-type="string" calcext:value-type="string">
            <text:p>Unsupported Extension</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If an implementation receives an extension which it recognizes and which is not specified for the message in which it appears, it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the "supported_versions" extension in the ServerHello contains a version not offered by the client or contains a version prior to TLS 1.3, the client MUST abort the handshake with an "illegal_parameter" alert. </text:p>
          </table:table-cell>
          <table:table-cell office:value-type="string" calcext:value-type="string">
            <text:p>Illegal paramete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8">
          <table:table-cell office:value-type="string" calcext:value-type="string">
            <text:p>If using (EC)DHE key establishment and a HelloRetryRequest containing a "key_share" extension was received by the client, the client MUST verify that the selected NamedGroup in the ServerHello is the same as that in the HelloRetryRequest. If this check fails, the client MUST abort the handshake with an "illegal_parameter" alert. </text:p>
          </table:table-cell>
          <table:table-cell office:value-type="string" calcext:value-type="string">
            <text:p>Illegal paramete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9">
          <table:table-cell office:value-type="string" calcext:value-type="string">
            <text:p>Clients MUST verify that the server's selected_identity is within the range supplied by the client, that the server selected a cipher suite indicating a Hash associated with the PSK, and that a server "key_share" extension is present if required by the ClientHello "psk_key_exchange_modes" extension. If these values are not consistent, the client MUST abort the handshake with an "illegal_parameter" alert. </text:p>
          </table:table-cell>
          <table:table-cell office:value-type="string" calcext:value-type="string">
            <text:p>Illegal paramete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the server supplies an "early_data" extension, the client MUST verify that the server's selected_identity is 0. If any other value is returned, the client MUST abort the handshake with an "illegal_parameter" alert. </text:p>
          </table:table-cell>
          <table:table-cell office:value-type="string" calcext:value-type="string">
            <text:p>Illegal paramete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The client MUST check EncryptedExtensions for the presence of any forbidden extensions and if any are found MUST abort the handshake with an "illegal_parameter" alert. </text:p>
          </table:table-cell>
          <table:table-cell office:value-type="string" calcext:value-type="string">
            <text:p>Illegal paramete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f the client cannot construct an acceptable chain using the provided certificates and decides to abort the handshake, then it MUST abort the handshake with an appropriate certificate-related alert (by default, "unsupported_certificate" </text:p>
          </table:table-cell>
          <table:table-cell office:value-type="string" calcext:value-type="string">
            <text:p>Unsupported Certificat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10">
          <table:table-cell office:value-type="string" calcext:value-type="string">
            <text:p>If the server supplies an empty Certificate message, the client MUST abort the handshake with a "decode_error" alert. </text:p>
          </table:table-cell>
          <table:table-cell office:value-type="string" calcext:value-type="string">
            <text:p>decode erro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11">
          <table:table-cell office:value-type="string" calcext:value-type="string">
            <text:p>Any endpoint receiving any certificate which it would need to validate using any signature algorithm using an MD5 hash MUST abort the handshake with a "bad_certificate" alert. SHA-1 is deprecated, and it is RECOMMENDED that any endpoint receiving any certificate which it would need to validate using any signature algorithm using a SHA-1 hash abort the handshake with a "bad_certificate" alert. </text:p>
          </table:table-cell>
          <table:table-cell office:value-type="string" calcext:value-type="string">
            <text:p>bad certificat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Recipients of Finished messages MUST verify that the contents are correct and if incorrect MUST terminate the connection with a "decrypt_error" alert. </text:p>
          </table:table-cell>
          <table:table-cell office:value-type="string" calcext:value-type="string">
            <text:p>decrypt erro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10">
          <table:table-cell office:value-type="string" calcext:value-type="string">
            <text:p>If the (certificate) verification fails, the receiver MUST terminate the handshake with a "decrypt_error" alert. </text:p>
          </table:table-cell>
          <table:table-cell office:value-type="string" calcext:value-type="string">
            <text:p>decrypt erro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Servers MUST NOT send this (End of Early Data) message, and clients receiving it MUST terminate the connection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A client that receives a CertificateRequest message without having sent the "post_handshake_auth" extension MUST send an "unexpected_message" fatal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Implementations that receive a KeyUpdate message prior to receiving a Finished message MUST terminate the connection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A client that receives a CertificateRequest message without having sent the "post_handshake_auth" extension MUST send an "unexpected_message" fatal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 Implementations that receive a KeyUpdate message prior to receiving a Finished message MUST terminate the connection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An implementation which receives any other change_cipher_spec value or which receives a protected change_cipher_spec record MUST abort the handshake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If a TLS implementation receives an unexpected record type, it MUST terminate the connection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 Implementations MUST verify that all messages immediately preceding a key change align with a record boundary; if not, then they MUST terminate the connection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Plaintext fragmentt) length MUST NOT exceed 2^14 bytes. An endpoint that receives a record that exceeds this length MUST terminate the connection with a "record_overflow" alert. </text:p>
          </table:table-cell>
          <table:table-cell office:value-type="string" calcext:value-type="string">
            <text:p>Record Overflow</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7">
          <table:table-cell office:value-type="string" calcext:value-type="string">
            <text:p>(Ciphertext fragment) length MUST NOT exceed 2^14 +256 bytes. An endpoint that receives a record that exceeds this length MUST terminate the connection with a "record_overflow" alert. </text:p>
          </table:table-cell>
          <table:table-cell office:value-type="string" calcext:value-type="string">
            <text:p>Record Overflow</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10">
          <table:table-cell office:value-type="string" calcext:value-type="string">
            <text:p>If the decryption fails, the receiver MUST terminate the connection with a "bad_record_mac" alert. </text:p>
          </table:table-cell>
          <table:table-cell office:value-type="string" calcext:value-type="string">
            <text:p>Bad record mac</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12">
          <table:table-cell office:value-type="string" calcext:value-type="string">
            <text:p>Implementations MUST NOT send Handshake and Alert records that have a zero-length TLSInnerPlaintext.content; if such a message is received, the receiving implementation MUST terminate the connection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Implementations MUST limit their scanning to the cleartext returned from the AEAD decryption. If a receiving implementation does not find a non-zero octet in the cleartext, it MUST terminate the connection with an "unexpected_message" alert. </text:p>
          </table:table-cell>
          <table:table-cell office:value-type="string" calcext:value-type="string">
            <text:p>Unexpected message</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Peers which receive a message which cannot be parsed according to the syntax (e.g., have a length extending beyond the message boundary or contain an out-of-range length) MUST terminate the connection with a "decode_error" alert.  </text:p>
          </table:table-cell>
          <table:table-cell office:value-type="string" calcext:value-type="string">
            <text:p>Decode error</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row table:style-name="ro5">
          <table:table-cell office:value-type="string" calcext:value-type="string">
            <text:p>Peers which receive a message which is syntactically correct but semantically invalid (e.g., a DHE share of p - 1, or an invalid enum) MUST terminate the connection with an "illegal_parameter" alert. </text:p>
          </table:table-cell>
          <table:table-cell office:value-type="string" calcext:value-type="string">
            <text:p>Illegal parameter</text:p>
          </table:table-cell>
          <table:table-cell office:value-type="string" calcext:value-type="string">
            <text:p>No</text:p>
          </table:table-cell>
          <table:table-cell office:value-type="string" calcext:value-type="string">
            <text:p>?</text:p>
          </table:table-cell>
          <table:table-cell table:number-columns-repeated="2" office:value-type="string" calcext:value-type="string">
            <text:p>No</text:p>
          </table:table-cell>
        </table:table-row>
        <table:table-row table:style-name="ro4">
          <table:table-cell office:value-type="string" calcext:value-type="string">
            <text:p>If the (TLS) version chosen by the server is not supported by the client (or is not acceptable), the client MUST abort the handshake with a "protocol_version" alert. </text:p>
          </table:table-cell>
          <table:table-cell office:value-type="string" calcext:value-type="string">
            <text:p>Protocol version</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No</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29">00/00/0000</text:date>, <text:time style:data-style-name="N2" text:time-value="11:05:51.017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7T11:09:38.261000000</meta:creation-date>
    <dc:date>2021-11-29T11:28:47.502000000</dc:date>
    <meta:editing-duration>PT1H11M41S</meta:editing-duration>
    <meta:editing-cycles>11</meta:editing-cycles>
    <meta:generator>LibreOffice/7.2.2.2$Windows_X86_64 LibreOffice_project/02b2acce88a210515b4a5bb2e46cbfb63fe97d56</meta:generator>
    <meta:document-statistic meta:table-count="1" meta:cell-count="211" meta:object-count="0"/>
  </office:meta>
</office:document-meta>
</file>